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3">
            <text:p>Tln-3253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8231.0">
            <text:p>8231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9">
            <text:p>-2.19</text:p>
          </table:table-cell>
          <table:table-cell office:value-type="float" office:value="0.5076416058598822">
            <text:p>0.5076416058598822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2">
            <text:p>Tln-3252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7823.0">
            <text:p>7823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9">
            <text:p>-1.89</text:p>
          </table:table-cell>
          <table:table-cell office:value-type="float" office:value="0.5076416058598822">
            <text:p>0.5076416058598822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1">
            <text:p>Tln-3251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6901.0">
            <text:p>6901.0</text:p>
          </table:table-cell>
          <table:table-cell office:value-type="float" office:value="120.0">
            <text:p>12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9">
            <text:p>-1.59</text:p>
          </table:table-cell>
          <table:table-cell office:value-type="float" office:value="0.5067543783727971">
            <text:p>0.5067543783727971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10">
            <text:p>Tln-10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8895.0">
            <text:p>889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45">
            <text:p>0.45</text:p>
          </table:table-cell>
          <table:table-cell office:value-type="float" office:value="0.5086255990411808">
            <text:p>0.5086255990411808</text:p>
          </table:table-cell>
          <table:table-cell office:value-type="float" office:value="0.5050742519669756">
            <text:p>0.5050742519669756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13">
            <text:p>Tln-13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4440.0">
            <text:p>4440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8">
            <text:p>2.28</text:p>
          </table:table-cell>
          <table:table-cell office:value-type="float" office:value="0.5038849074937649">
            <text:p>0.5038849074937649</text:p>
          </table:table-cell>
          <table:table-cell office:value-type="float" office:value="0.5034878350069641">
            <text:p>0.5034878350069641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22">
            <text:p>Tln-22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4060.0">
            <text:p>4060.0</text:p>
          </table:table-cell>
          <table:table-cell office:value-type="float" office:value="50.0">
            <text:p>5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88">
            <text:p>2.88</text:p>
          </table:table-cell>
          <table:table-cell office:value-type="float" office:value="0.5035871324805669">
            <text:p>0.5035871324805669</text:p>
          </table:table-cell>
          <table:table-cell office:value-type="float" office:value="0.5034878350069641">
            <text:p>0.5034878350069641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